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66f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3333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6cm" svg:height="3.1cm" svg:x="6.1cm" svg:y="6.8cm">
          <text:p text:style-name="P1">dev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3.1cm" svg:x="6.1cm" svg:y="11.4cm">
          <text:p text:style-name="P1">dev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3.1cm" svg:x="6.1cm" svg:y="16.1cm">
          <text:p text:style-name="P1">dev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1cm" svg:height="3.6cm" svg:x="5.7cm" svg:y="1.7cm">
          <text:p text:style-name="P1">Centre de commande</text:p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1.239cm" svg:height="2.627cm" svg:x="9.663cm" svg:y="9.221cm" svg:viewBox="0 0 1240 2628" svg:d="M0 20c463-88 1076 117 1189 576 95 385 52 800-77 1188-157 472-661 587-1035 806l-77 38">
          <text:p/>
        </draw:path>
        <draw:path draw:style-name="gr3" draw:text-style-name="P1" draw:layer="layout" svg:width="1.297cm" svg:height="2.811cm" svg:x="9.702cm" svg:y="14.29cm" svg:viewBox="0 0 1298 2812" svg:d="M0 13c443-49 1012 27 1201 498 148 370-2 775 80 1151 103 469-283 854-681 997l-401 115-159 38">
          <text:p/>
        </draw:path>
        <draw:custom-shape draw:style-name="gr4" draw:text-style-name="P1" draw:layer="layout" svg:width="4.3cm" svg:height="1.8cm" svg:x="6.7cm" svg:y="21.9cm">
          <text:p text:style-name="P1">Bouchon</text:p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2.214cm" svg:height="3.53cm" svg:x="8.935cm" svg:y="18.518cm" svg:viewBox="0 0 2215 3531" svg:d="M767 118c398-72 927-261 1227 77 272 306 254 796 153 1188-133 517-693 696-1112 921-382 205-882 332-1035 805v383 39">
          <text:p/>
        </draw:path>
        <draw:path draw:style-name="gr3" draw:text-style-name="P1" draw:layer="layout" svg:width="2.39cm" svg:height="2.262cm" svg:x="8.36cm" svg:y="5.33cm" svg:viewBox="0 0 2391 2263" svg:d="M0 0c268 467 791 386 1227 460 429 73 975 140 1112 614 108 376 85 948-422 1074l-384 115h-19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7T16:54:00.558000000</meta:creation-date>
    <meta:generator>LibreOffice/4.2.3.3$Windows_x86 LibreOffice_project/882f8a0a489bc99a9e60c7905a60226254cb6ff0</meta:generator>
    <dc:date>2021-03-17T17:02:06.240000000</dc:date>
    <meta:editing-duration>P0D</meta:editing-duration>
    <meta:editing-cycles>1</meta:editing-cycles>
    <meta:document-statistic meta:object-count="9"/>
  </office:meta>
</office:document-meta>
</file>